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8ee" officeooo:paragraph-rsid="001508e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rem ipsum dolor sit amet, consectetur adipiscing elit. Sed faucibus, turpis ut consequat fermentum, turpis ipsum fringilla justo, ac tristique justo metus eu orci! Sed non congue arcu?</text:p>
      <text:p text:style-name="P1">German special characters: Ö Ä Ü ß</text:p>
      <text:p text:style-name="P1">Some numbers: „123“</text:p>
      <text:p text:style-name="P1">Italic text: <text:span text:style-name="T1">Italic</text:span></text:p>
      <text:p text:style-name="P1"><text:span text:style-name="T3">Bold text:</text:span><text:span text:style-name="T1"> </text:span><text:span text:style-name="T2">Bo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4:43:14.545777226</meta:creation-date>
    <meta:generator>LibreOffice/7.3.7.2$Linux_X86_64 LibreOffice_project/30$Build-2</meta:generator>
    <dc:date>2023-11-28T14:45:04.726554281</dc:date>
    <meta:editing-duration>PT1M49S</meta:editing-duration>
    <meta:editing-cycles>2</meta:editing-cycles>
    <meta:document-statistic meta:table-count="0" meta:image-count="0" meta:object-count="0" meta:page-count="1" meta:paragraph-count="5" meta:word-count="44" meta:character-count="273" meta:non-whitespace-character-count="234"/>
  </office:meta>
</office:document-meta>
</file>